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Arial, Helvetica, Sans, FreeSans, Jamrul, Garuda, Kalimat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officeooo:paragraph-rsid="0016e5b9"/>
    </style:style>
    <style:style style:name="P3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fo:font-variant="normal" fo:text-transform="none" fo:color="#333333" style:font-name="Lucida Grande" fo:font-size="10.5pt" fo:letter-spacing="normal" fo:font-style="normal" fo:font-weight="normal" officeooo:rsid="0016e5b9"/>
    </style:style>
    <style:style style:name="P4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officeooo:paragraph-rsid="0016e5b9"/>
    </style:style>
    <style:style style:name="P5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officeooo:paragraph-rsid="001a149e"/>
    </style:style>
    <style:style style:name="P6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officeooo:paragraph-rsid="001b484d"/>
    </style:style>
    <style:style style:name="P7" style:family="paragraph" style:parent-style-name="Standard">
      <style:paragraph-properties fo:margin-left="0cm" fo:margin-right="0cm" style:line-height-at-least="0.556cm" fo:text-align="start" style:justify-single-word="false" fo:widows="1" fo:text-indent="0cm" style:auto-text-indent="false"/>
      <style:text-properties style:text-underline-style="solid" style:text-underline-width="auto" style:text-underline-color="font-color" officeooo:paragraph-rsid="001744bd"/>
    </style:style>
    <style:style style:name="T1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Lucida Grande" fo:font-size="10.5pt" fo:letter-spacing="normal" fo:font-style="normal" fo:font-weight="normal" officeooo:rsid="0016e5b9"/>
    </style:style>
    <style:style style:name="T3" style:family="text">
      <style:text-properties fo:font-variant="normal" fo:text-transform="none" fo:color="#333333" style:font-name="Lucida Grande" fo:font-size="10.5pt" fo:letter-spacing="normal" fo:font-style="normal" fo:font-weight="normal" officeooo:rsid="001744bd"/>
    </style:style>
    <style:style style:name="T4" style:family="text">
      <style:text-properties fo:font-variant="normal" fo:text-transform="none" fo:color="#333333" style:font-name="Lucida Grande" fo:font-size="10.5pt" fo:letter-spacing="normal" fo:font-style="normal" fo:font-weight="normal" officeooo:rsid="001928bd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 officeooo:rsid="001a149e"/>
    </style:style>
    <style:style style:name="T6" style:family="text">
      <style:text-properties fo:font-variant="normal" fo:text-transform="none" fo:color="#333333" style:font-name="Lucida Grande" fo:font-size="10.5pt" fo:letter-spacing="normal" fo:font-style="normal" fo:font-weight="normal" officeooo:rsid="001b484d"/>
    </style:style>
    <style:style style:name="T7" style:family="text">
      <style:text-properties officeooo:rsid="00192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- </text:span><text:span text:style-name="T2">1.- Quantes oficines tenim a cada regió </text:span><text:span text:style-name="T4">amb un nom de ciutat que contingui una 'a'</text:span><text:span text:style-name="T2">?</text:span></text:p>
      <text:p text:style-name="P3">-- 2.- Quants representants de ventes <text:span text:style-name="T7">amb un objectiu superior a 10000 </text:span>hi ha a cada oficina ?</text:p>
      <text:p text:style-name="P2"><text:span text:style-name="T2">-- </text:span><text:span text:style-name="T4">3</text:span><text:span text:style-name="T2">.- Per cada codi de fàbrica diferent, quants productes hi ha </text:span><text:span text:style-name="T5">amb un preu superior a 50</text:span><text:span text:style-name="T2">?</text:span></text:p>
      <text:p text:style-name="P5"><text:span text:style-name="T2">-- </text:span><text:span text:style-name="T5">4</text:span><text:span text:style-name="T2">.- </text:span><text:span text:style-name="T5">Visualitza</text:span><text:span text:style-name="T2"> cada codi de fàbrica diferent </text:span><text:span text:style-name="T5">amb més de </text:span><text:span text:style-name="T6">6</text:span><text:span text:style-name="T5"> productes-</text:span></text:p>
      <text:p text:style-name="P2"><text:span text:style-name="T2">-- </text:span><text:span text:style-name="T5">5</text:span><text:span text:style-name="T2">.- Per cada codi de producte diferent, a quantes fàbriques es fabrica?</text:span></text:p>
      <text:p text:style-name="P2"><text:span text:style-name="T2">-- </text:span><text:span text:style-name="T5">6.- Quantes comades superiors a 10000 ha fet cada representant de ventes?</text:span></text:p>
      <text:p text:style-name="P2"><text:span text:style-name="T5">-- 7.- Quins codis de representant han fet comades amb un import total superior a 40000?</text:span></text:p>
      <text:p text:style-name="P5"><text:span text:style-name="T5">-- 8.- Quins codis de representant han fet més de dues comandes?</text:span></text:p>
      <text:p text:style-name="P5"><text:span text:style-name="T5">-- 9.- Quins codis de representant han venut a més de 2 clients diferents?</text:span></text:p>
      <text:p text:style-name="P5"><text:span text:style-name="T2">-- </text:span><text:span text:style-name="T3">1</text:span><text:span text:style-name="T5">0.- <text:s/>Quins codis de representant han venut productes de més d'una fàbrica?</text:span></text:p>
      <text:p text:style-name="P6"><text:span text:style-name="T5">-- </text:span><text:span text:style-name="T6">11</text:span><text:span text:style-name="T5">.- Quins codis de representant han venut </text:span><text:span text:style-name="T6">comandes de més de 6 unitats </text:span><text:span text:style-name="T5">a més de 2 clients diferents ?</text:span></text:p>
      <text:p text:style-name="P6"><text:span text:style-name="T5">-- </text:span><text:span text:style-name="T6">12</text:span><text:span text:style-name="T5">.- Quins codis de representant han </text:span><text:span text:style-name="T6">fet</text:span><text:span text:style-name="T5"> </text:span><text:span text:style-name="T6">més de 1 coamanda amb un 'import superior a 2000</text:span><text:span text:style-name="T5">?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'Lucida Sans Unicode', Arial, Helvetica, Sans, FreeSans, Jamrul, Garuda, Kalimat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2S</meta:editing-duration>
    <meta:editing-cycles>6</meta:editing-cycles>
    <meta:generator>LibreOffice/4.4.4.3$Windows_x86 LibreOffice_project/2c39ebcf046445232b798108aa8a7e7d89552ea8</meta:generator>
    <dc:date>2017-11-09T23:46:46.368000000</dc:date>
    <meta:document-statistic meta:table-count="0" meta:image-count="0" meta:object-count="0" meta:page-count="1" meta:paragraph-count="12" meta:word-count="186" meta:character-count="993" meta:non-whitespace-character-count="818"/>
    <meta:user-defined meta:name="Info 1"/>
    <meta:user-defined meta:name="Info 2"/>
    <meta:user-defined meta:name="Info 3"/>
    <meta:user-defined meta:name="Info 4"/>
  </office:meta>
</office:document-meta>
</file>